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929b7" officeooo:paragraph-rsid="000929b7" style:font-weight-asian="bold" style:font-weight-complex="bold"/>
    </style:style>
    <style:style style:name="P3" style:family="paragraph" style:parent-style-name="Standard" style:list-style-name="L1">
      <style:text-properties fo:font-weight="bold" officeooo:rsid="000929b7" officeooo:paragraph-rsid="000929b7" style:font-weight-asian="bold" style:font-weight-complex="bold"/>
    </style:style>
    <style:style style:name="P4" style:family="paragraph" style:parent-style-name="Standard" style:list-style-name="L1">
      <style:text-properties fo:font-weight="bold" officeooo:rsid="000a4694" officeooo:paragraph-rsid="000a4694" style:font-weight-asian="bold" style:font-weight-complex="bold"/>
    </style:style>
    <style:style style:name="P5" style:family="paragraph" style:parent-style-name="Standard" style:list-style-name="L1">
      <style:text-properties officeooo:paragraph-rsid="000929b7"/>
    </style:style>
    <style:style style:name="P6" style:family="paragraph" style:parent-style-name="Standard">
      <style:text-properties fo:font-weight="normal" officeooo:rsid="000bc540" officeooo:paragraph-rsid="000bc540" style:font-weight-asian="normal" style:font-weight-complex="normal"/>
    </style:style>
    <style:style style:name="T1" style:family="text">
      <style:text-properties fo:font-weight="bold" officeooo:rsid="000929b7" style:font-weight-asian="bold" style:font-weight-complex="bold"/>
    </style:style>
    <style:style style:name="T2" style:family="text">
      <style:text-properties fo:font-weight="bold" officeooo:rsid="000a4694" style:font-weight-asian="bold" style:font-weight-complex="bold"/>
    </style:style>
    <style:style style:name="T3" style:family="text">
      <style:text-properties officeooo:rsid="000a4694"/>
    </style:style>
    <style:style style:name="T4" style:family="text">
      <style:text-properties officeooo:rsid="000bc540"/>
    </style:style>
    <style:style style:name="T5" style:family="text">
      <style:text-properties officeooo:rsid="000d329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29b7" style:font-weight-asian="normal" style:font-weight-complex="normal"/>
    </style:style>
    <style:style style:name="T8" style:family="text">
      <style:text-properties fo:font-weight="normal" officeooo:rsid="000a4694" style:font-weight-asian="normal" style:font-weight-complex="normal"/>
    </style:style>
    <style:style style:name="T9" style:family="text">
      <style:text-properties fo:font-weight="normal" officeooo:rsid="000bc54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6</text:p>
      <text:p text:style-name="P1"/>
      <text:p text:style-name="P1">1.- Busca información sobre las tecnologías de modulación más utilizadas</text:p>
      <text:p text:style-name="P1">en WLAN y asocialas al estándar IEEE 802 correspondiente.</text:p>
      <text:p text:style-name="P1"/>
      <text:p text:style-name="P2">Tecnologías de espectro ensanchado:</text:p>
      <text:p text:style-name="P2"/>
      <text:list xml:id="list3189641953" text:style-name="L1">
        <text:list-item>
          <text:p text:style-name="P5"><text:span text:style-name="T1">Por secuencia directa (DSSS):</text:span><text:span text:style-name="T7"> </text:span><text:span text:style-name="T8">802.11, 802.11b, 802.11g</text:span></text:p>
        </text:list-item>
        <text:list-item>
          <text:p text:style-name="P3">Por salto de frecuencia (FHSS):<text:span text:style-name="T8">802.11</text:span></text:p>
        </text:list-item>
        <text:list-item>
          <text:p text:style-name="P4">OFDM: <text:span text:style-name="T6">802.11</text:span><text:span text:style-name="T9">a, 802.11g</text:span></text:p>
        </text:list-item>
        <text:list-item>
          <text:p text:style-name="P3">Infrarrojos: <text:span text:style-name="T9">802.11</text:span></text:p>
        </text:list-item>
        <text:list-item>
          <text:p text:style-name="P3">MIMO: <text:span text:style-name="T6">802.11n </text:span></text:p>
        </text:list-item>
      </text:list>
      <text:p text:style-name="P2"/>
      <text:p text:style-name="P1"/>
      <text:p text:style-name="P1"/>
      <text:p text:style-name="P1"/>
      <text:p text:style-name="P1">2.- Cuando la conexión no es muy buena, la velocidad disminuye. ¿A qué</text:p>
      <text:p text:style-name="P1">se debe esto? Razónalo.</text:p>
      <text:p text:style-name="P1"/>
      <text:p text:style-name="P6">Al tratar de comunicarse dispositivos con mala conexión trataran de encontrar el tipo de modulación más apropiado para ello. Ganara peso el establecimi<text:span text:style-name="T5">ento de la misma a costa de la veloc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8:30:21.623860887</meta:creation-date>
    <dc:date>2019-04-04T09:15:50.444871345</dc:date>
    <meta:editing-duration>PT8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7" meta:character-count="610" meta:non-whitespace-character-count="529"/>
  </office:meta>
</office:document-meta>
</file>